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start-line-spacing-horizontal="0.1cm" draw:start-line-spacing-vertical="0.1cm" draw:end-line-spacing-horizontal="0.1cm" draw:end-line-spacing-vertical="0.1cm"/>
    </style:style>
    <style:style style:name="gr5" style:family="graphic" style:parent-style-name="standard">
      <style:graphic-properties draw:stroke="none" svg:stroke-color="#000000" draw:fill="none" draw:fill-color="#ffffff" fo:min-height="0.857cm"/>
    </style:style>
    <style:style style:name="gr6" style:family="graphic" style:parent-style-name="standard">
      <style:graphic-properties draw:stroke="none" svg:stroke-color="#000000" draw:fill="none" draw:fill-color="#ffffff" fo:min-height="0.479cm"/>
    </style:style>
    <style:style style:name="gr7" style:family="graphic" style:parent-style-name="standard">
      <style:graphic-properties draw:stroke="none" svg:stroke-color="#000000" draw:fill="none" draw:fill-color="#ffffff" fo:min-height="0.992cm"/>
    </style:style>
    <style:style style:name="gr8" style:family="graphic" style:parent-style-name="standard">
      <style:graphic-properties draw:stroke="none" svg:stroke-color="#000000" draw:fill="none" draw:fill-color="#ffffff" fo:min-height="0.5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3.5cm" svg:x="21.478cm" svg:y="5.474cm" draw:corner-radius="0.3cm">
          <text:p text:style-name="P1">Turnout:</text:p>
          <text:p text:style-name="P1">FedEx</text:p>
          <text:p text:style-name="P1">Siding</text:p>
        </draw:rect>
        <draw:custom-shape draw:style-name="gr2" draw:text-style-name="P2" draw:layer="layout" svg:width="2.5cm" svg:height="0.5cm" svg:x="18.978cm" svg:y="7.474cm">
          <text:p text:style-name="P1"><text:span text:style-name="T1">Unlock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cm" svg:height="0.5cm" svg:x="18.978cm" svg:y="6.974cm">
          <text:p text:style-name="P1"><text:span text:style-name="T1">Lock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2" draw:layer="layout" svg:width="2.5cm" svg:height="0.5cm" svg:x="18.978cm" svg:y="6.474cm">
          <text:p text:style-name="P1"><text:span text:style-name="T1">Diverge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5" draw:layer="layout" svg:width="2.5cm" svg:height="0.5cm" svg:x="18.978cm" svg:y="5.974cm">
          <text:p text:style-name="P1"><text:span text:style-name="T1">Straight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24.478cm" svg:y="5.974cm">
          <text:p text:style-name="P1"><text:span text:style-name="T1">Straight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24.478cm" svg:y="6.474cm">
          <text:p text:style-name="P1"><text:span text:style-name="T1">Diverge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rect draw:style-name="gr1" draw:text-style-name="P1" draw:layer="layout" svg:width="3cm" svg:height="3.5cm" svg:x="21.478cm" svg:y="9.474cm" draw:corner-radius="0.3cm">
            <text:p text:style-name="P1">Boville</text:p>
            <text:p text:style-name="P1">Siding</text:p>
          </draw:rect>
          <draw:custom-shape draw:style-name="gr2" draw:text-style-name="P2" draw:layer="layout" svg:width="2.5cm" svg:height="0.5cm" svg:x="18.978cm" svg:y="11.474cm">
            <text:p text:style-name="P1"><text:span text:style-name="T1">Unlock</text:span></text:p>
            <draw:enhanced-geometry svg:viewBox="0 0 21600 21600" draw:text-areas="0 0 21600 21600" draw:type="pentagon-right" draw:modifiers="19656.777289084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5cm" svg:height="0.5cm" svg:x="18.978cm" svg:y="10.974cm">
            <text:p text:style-name="P1"><text:span text:style-name="T1">Lock</text:span></text:p>
            <draw:enhanced-geometry svg:viewBox="0 0 21600 21600" draw:text-areas="0 0 21600 21600" draw:type="pentagon-right" draw:modifiers="19656.777289084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5cm" svg:height="0.5cm" svg:x="18.978cm" svg:y="10.474cm">
            <text:p text:style-name="P1"><text:span text:style-name="T1">Diverge</text:span></text:p>
            <draw:enhanced-geometry svg:viewBox="0 0 21600 21600" draw:text-areas="0 0 21600 21600" draw:type="pentagon-right" draw:modifiers="19656.777289084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5cm" svg:height="0.5cm" svg:x="18.978cm" svg:y="9.974cm">
            <text:p text:style-name="P1"><text:span text:style-name="T1">Straight</text:span></text:p>
            <draw:enhanced-geometry svg:viewBox="0 0 21600 21600" draw:text-areas="0 0 21600 21600" draw:type="pentagon-right" draw:modifiers="19656.7772890844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24.478cm" svg:y="9.974cm">
            <text:p text:style-name="P1"><text:span text:style-name="T1">Straight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24.478cm" svg:y="10.474cm">
            <text:p text:style-name="P1"><text:span text:style-name="T1">Diverge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rect draw:style-name="gr1" draw:text-style-name="P1" draw:layer="layout" svg:width="3cm" svg:height="3.5cm" svg:x="21.478cm" svg:y="9.474cm" draw:corner-radius="0.3cm">
          <text:p text:style-name="P1">Turnout:</text:p>
          <text:p text:style-name="P1">Boville</text:p>
          <text:p text:style-name="P1">Siding</text:p>
        </draw:rect>
        <draw:custom-shape draw:style-name="gr2" draw:text-style-name="P2" draw:layer="layout" svg:width="2.5cm" svg:height="0.5cm" svg:x="18.978cm" svg:y="11.474cm">
          <text:p text:style-name="P1"><text:span text:style-name="T1">Unlock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.5cm" svg:height="0.5cm" svg:x="18.978cm" svg:y="10.974cm">
          <text:p text:style-name="P1"><text:span text:style-name="T1">Lock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7" draw:layer="layout" svg:width="2.5cm" svg:height="0.5cm" svg:x="18.978cm" svg:y="10.474cm">
          <text:p text:style-name="P1"><text:span text:style-name="T1">Diverge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6" draw:layer="layout" svg:width="2.5cm" svg:height="0.5cm" svg:x="18.978cm" svg:y="9.974cm">
          <text:p text:style-name="P1"><text:span text:style-name="T1">Straight</text:span></text:p>
          <draw:enhanced-geometry svg:viewBox="0 0 21600 21600" draw:text-areas="0 0 21600 21600" draw:type="pentagon-right" draw:modifiers="19656.777289084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24.478cm" svg:y="9.974cm">
          <text:p text:style-name="P1"><text:span text:style-name="T1">Straight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24.478cm" svg:y="10.474cm">
          <text:p text:style-name="P1"><text:span text:style-name="T1">Diverge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rect draw:style-name="gr1" draw:text-style-name="P3" draw:layer="layout" svg:width="2.1cm" svg:height="2.294cm" svg:x="5.087cm" svg:y="4.608cm" draw:corner-radius="0.3cm">
            <text:p text:style-name="P1"><text:span text:style-name="T2">Straight</text:span></text:p>
          </draw:rect>
          <draw:custom-shape draw:style-name="gr2" draw:text-style-name="P2" draw:layer="layout" svg:width="2cm" svg:height="0.5cm" svg:x="7.187cm" svg:y="5.108cm">
            <text:p text:style-name="P1"><text:span text:style-name="T1">Down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7.187cm" svg:y="5.608cm">
            <text:p text:style-name="P1"><text:span text:style-name="T1">Up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rect draw:style-name="gr1" draw:text-style-name="P3" draw:layer="layout" svg:width="2.1cm" svg:height="2.294cm" svg:x="5.087cm" svg:y="4.608cm" draw:corner-radius="0.3cm">
          <text:p text:style-name="P1"><text:span text:style-name="T2">Button:</text:span></text:p>
          <text:p text:style-name="P1"><text:span text:style-name="T2">FedEx</text:span></text:p>
        </draw:rect>
        <draw:custom-shape draw:style-name="gr2" draw:text-style-name="P2" draw:id="id1" draw:layer="layout" svg:width="2cm" svg:height="0.5cm" svg:x="7.187cm" svg:y="5.108cm">
          <text:p text:style-name="P1"><text:span text:style-name="T1">Down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7.187cm" svg:y="5.608cm">
          <text:p text:style-name="P1"><text:span text:style-name="T1">Up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rect draw:style-name="gr1" draw:text-style-name="P3" draw:layer="layout" svg:width="2.1cm" svg:height="2.294cm" svg:x="5.045cm" svg:y="7.444cm" draw:corner-radius="0.3cm">
          <text:p text:style-name="P1"><text:span text:style-name="T2">Button:</text:span></text:p>
          <text:p text:style-name="P1"><text:span text:style-name="T2">UPS</text:span></text:p>
        </draw:rect>
        <draw:custom-shape draw:style-name="gr2" draw:text-style-name="P2" draw:id="id3" draw:layer="layout" svg:width="2cm" svg:height="0.5cm" svg:x="7.145cm" svg:y="7.944cm">
          <text:p text:style-name="P1"><text:span text:style-name="T1">Down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7.145cm" svg:y="8.444cm">
          <text:p text:style-name="P1"><text:span text:style-name="T1">Up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rect draw:style-name="gr1" draw:text-style-name="P3" draw:layer="layout" svg:width="2.1cm" svg:height="2.294cm" svg:x="5.067cm" svg:y="10.577cm" draw:corner-radius="0.3cm">
          <text:p text:style-name="P1"><text:span text:style-name="T2">Button:</text:span></text:p>
          <text:p text:style-name="P1"><text:span text:style-name="T2">Mainline</text:span></text:p>
        </draw:rect>
        <draw:custom-shape draw:style-name="gr2" draw:text-style-name="P2" draw:id="id4" draw:layer="layout" svg:width="2cm" svg:height="0.5cm" svg:x="7.167cm" svg:y="11.077cm">
          <text:p text:style-name="P1"><text:span text:style-name="T1">Down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7.167cm" svg:y="11.577cm">
          <text:p text:style-name="P1"><text:span text:style-name="T1">Up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svg:x1="9.187cm" svg:y1="5.358cm" svg:x2="18.978cm" svg:y2="6.724cm" draw:start-shape="id1" draw:start-glue-point="1" draw:end-shape="id2" draw:end-glue-point="3" svg:d="m9187 5358c7344 0 2449 1366 9791 1366">
          <text:p/>
        </draw:connector>
        <draw:connector draw:style-name="gr4" draw:text-style-name="P1" draw:layer="layout" draw:type="curve" svg:x1="9.145cm" svg:y1="8.194cm" svg:x2="18.978cm" svg:y2="6.724cm" draw:start-shape="id3" draw:start-glue-point="1" draw:end-shape="id2" draw:end-glue-point="3" svg:d="m9145 8194c7375 0 2459-1470 9833-1470">
          <text:p/>
        </draw:connector>
        <draw:connector draw:style-name="gr3" draw:text-style-name="P1" draw:layer="layout" draw:type="curve" svg:x1="9.167cm" svg:y1="11.327cm" svg:x2="18.978cm" svg:y2="6.224cm" draw:start-shape="id4" draw:start-glue-point="1" draw:end-shape="id5" draw:end-glue-point="3" svg:d="m9167 11327c7359 0 2454-5103 9811-5103">
          <text:p/>
        </draw:connector>
        <draw:connector draw:style-name="gr3" draw:text-style-name="P1" draw:layer="layout" draw:type="curve" svg:x1="9.187cm" svg:y1="5.358cm" svg:x2="18.978cm" svg:y2="10.224cm" draw:start-shape="id1" draw:start-glue-point="1" draw:end-shape="id6" draw:end-glue-point="3" svg:d="m9187 5358c7344 0 2449 4866 9791 4866">
          <text:p/>
        </draw:connector>
        <draw:connector draw:style-name="gr4" draw:text-style-name="P1" draw:layer="layout" draw:type="curve" svg:x1="9.145cm" svg:y1="8.194cm" svg:x2="18.978cm" svg:y2="10.724cm" draw:start-shape="id3" draw:end-shape="id7" draw:end-glue-point="3" svg:d="m9145 8194c7375 0 2459 2530 9833 2530">
          <text:p/>
        </draw:connector>
        <draw:rect draw:style-name="gr1" draw:text-style-name="P3" draw:layer="layout" svg:width="2.1cm" svg:height="2.294cm" svg:x="3.011cm" svg:y="15.41cm" draw:corner-radius="0.3cm">
          <text:p text:style-name="P1"><text:span text:style-name="T2">Button:</text:span></text:p>
          <text:p text:style-name="P1"><text:span text:style-name="T2">Local</text:span></text:p>
          <text:p text:style-name="P1"><text:span text:style-name="T2">lock</text:span></text:p>
        </draw:rect>
        <draw:custom-shape draw:style-name="gr2" draw:text-style-name="P2" draw:id="id8" draw:layer="layout" svg:width="2cm" svg:height="0.5cm" svg:x="5.111cm" svg:y="15.91cm">
          <text:p text:style-name="P1"><text:span text:style-name="T1">Down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5.111cm" svg:y="16.41cm">
          <text:p text:style-name="P1"><text:span text:style-name="T1">Up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rect draw:style-name="gr1" draw:text-style-name="P3" draw:layer="layout" svg:width="2.1cm" svg:height="2.294cm" svg:x="3.011cm" svg:y="17.759cm" draw:corner-radius="0.3cm">
          <text:p text:style-name="P1"><text:span text:style-name="T2">Button:</text:span></text:p>
          <text:p text:style-name="P1"><text:span text:style-name="T2">Local</text:span></text:p>
          <text:p text:style-name="P1"><text:span text:style-name="T2">unlock</text:span></text:p>
        </draw:rect>
        <draw:custom-shape draw:style-name="gr2" draw:text-style-name="P2" draw:id="id11" draw:layer="layout" svg:width="2cm" svg:height="0.5cm" svg:x="5.111cm" svg:y="18.259cm">
          <text:p text:style-name="P1"><text:span text:style-name="T1">Down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5.111cm" svg:y="18.759cm">
          <text:p text:style-name="P1"><text:span text:style-name="T1">Up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0.423cm 2.402cm -1.533cm" svg:x1="7.111cm" svg:y1="16.16cm" svg:x2="3.029cm" svg:y2="8.192cm" draw:start-shape="id8" draw:start-glue-point="1" draw:end-shape="id9" draw:end-glue-point="3" svg:d="m7111 16160c1386 0 924-1581-2595-1581s-4536-6387-1487-6387">
          <text:p/>
        </draw:connector>
        <draw:connector draw:style-name="gr3" draw:text-style-name="P1" draw:layer="layout" draw:type="curve" draw:line-skew="0.378cm 0.917cm -0.919cm" svg:x1="7.111cm" svg:y1="16.16cm" svg:x2="3.029cm" svg:y2="11.216cm" draw:start-shape="id8" draw:start-glue-point="1" draw:end-shape="id10" draw:end-glue-point="3" svg:d="m7111 16160c1318 0 879-1554-2311-1554s-3899-3390-1771-3390">
          <text:p/>
        </draw:connector>
        <draw:connector draw:style-name="gr3" draw:text-style-name="P1" draw:layer="layout" draw:type="curve" draw:line-skew="4.072cm 2.016cm -1.821cm" svg:x1="7.111cm" svg:y1="18.509cm" svg:x2="3.029cm" svg:y2="5.858cm" draw:start-shape="id11" draw:start-glue-point="1" draw:end-shape="id12" draw:end-glue-point="3" svg:d="m7111 18509c6859 0 4573-4308-915-4308s-6648-8343-3167-8343">
          <text:p/>
        </draw:connector>
        <draw:connector draw:style-name="gr3" draw:text-style-name="P1" draw:layer="layout" draw:type="curve" draw:line-skew="0.419cm 3.765cm -1.978cm" svg:x1="7.111cm" svg:y1="16.16cm" svg:x2="3.029cm" svg:y2="5.358cm" draw:start-shape="id8" draw:start-glue-point="1" draw:end-shape="id13" draw:end-glue-point="3" svg:d="m7111 16160c1380 0 920-1635-2820-1635s-4979-9167-1262-9167">
          <text:p/>
        </draw:connector>
        <draw:frame draw:style-name="gr5" draw:layer="layout" svg:width="11.906cm" svg:height="1.107cm" svg:x="2.349cm" svg:y="2.16cm">
          <draw:text-box>
            <text:p>Example of Events, and Locking</text:p>
          </draw:text-box>
        </draw:frame>
        <draw:frame draw:style-name="gr6" draw:text-style-name="P4" draw:layer="layout" svg:width="3.834cm" svg:height="0.738cm" svg:x="9.233cm" svg:y="4.617cm">
          <draw:text-box>
            <text:p><text:span text:style-name="T3">event#1234</text:span></text:p>
          </draw:text-box>
        </draw:frame>
        <draw:frame draw:style-name="gr6" draw:text-style-name="P4" draw:layer="layout" svg:width="3.834cm" svg:height="0.738cm" svg:x="9.071cm" svg:y="7.37cm">
          <draw:text-box>
            <text:p><text:span text:style-name="T3">event#1702</text:span></text:p>
          </draw:text-box>
        </draw:frame>
        <draw:frame draw:style-name="gr6" draw:text-style-name="P4" draw:layer="layout" svg:width="3.834cm" svg:height="0.738cm" svg:x="9.179cm" svg:y="11.231cm">
          <draw:text-box>
            <text:p><text:span text:style-name="T3">event#0012</text:span></text:p>
          </draw:text-box>
        </draw:frame>
        <draw:frame draw:style-name="gr6" draw:text-style-name="P4" draw:layer="layout" svg:width="3.834cm" svg:height="0.738cm" svg:x="7.127cm" svg:y="16.037cm">
          <draw:text-box>
            <text:p><text:span text:style-name="T3">event#7751</text:span></text:p>
          </draw:text-box>
        </draw:frame>
        <draw:frame draw:style-name="gr6" draw:text-style-name="P4" draw:layer="layout" svg:width="3.834cm" svg:height="0.738cm" svg:x="7.181cm" svg:y="18.413cm">
          <draw:text-box>
            <text:p><text:span text:style-name="T3">event#8252</text:span></text:p>
          </draw:text-box>
        </draw:frame>
        <draw:g>
          <draw:rect draw:style-name="gr1" draw:text-style-name="P1" draw:layer="layout" svg:width="3cm" svg:height="3.5cm" svg:x="15.215cm" svg:y="16.062cm" draw:corner-radius="0.3cm">
            <text:p text:style-name="P1">Module:</text:p>
            <text:p text:style-name="P1">DPH</text:p>
          </draw:rect>
          <draw:custom-shape draw:style-name="gr2" draw:text-style-name="P2" draw:layer="layout" svg:width="2cm" svg:height="0.5cm" svg:x="18.269cm" svg:y="18.709cm">
            <text:p text:style-name="P1"><text:span text:style-name="T1">Block2</text:span></text:p>
            <draw:enhanced-geometry svg:viewBox="0 0 21600 21600" draw:mirror-horizontal="false" draw:mirror-vertical="fals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13.247cm" svg:y="18.128cm">
            <text:p text:style-name="P1"><text:span text:style-name="T1">Block1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13.247cm" svg:y="18.628cm">
            <text:p text:style-name="P1"><text:span text:style-name="T1">Block2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997cm" svg:height="0.5cm" svg:x="18.192cm" svg:y="17.035cm">
            <text:p text:style-name="P1"><text:span text:style-name="T1">Block2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071cm" svg:height="0.5cm" svg:x="13.143cm" svg:y="17.035cm">
            <text:p text:style-name="P1"><text:span text:style-name="T1">Block2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18.242cm" svg:y="18.128cm">
            <text:p text:style-name="P1"><text:span text:style-name="T1">Block1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044cm" svg:height="0.5cm" svg:x="13.175cm" svg:y="16.508cm">
            <text:p text:style-name="P1"><text:span text:style-name="T1">Block1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971cm" svg:height="0.5cm" svg:x="18.218cm" svg:y="16.535cm">
            <text:p text:style-name="P1"><text:span text:style-name="T1">Block1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frame draw:style-name="gr7" draw:layer="layout" svg:width="11.58cm" svg:height="1.242cm" svg:x="15.36cm" svg:y="14.93cm">
          <draw:text-box>
            <text:p>Module displayed as node:</text:p>
          </draw:text-box>
        </draw:frame>
        <draw:frame draw:style-name="gr5" draw:layer="layout" svg:width="11.906cm" svg:height="1.107cm" svg:x="2.322cm" svg:y="3.592cm">
          <draw:text-box>
            <text:p>Routing buttons:</text:p>
          </draw:text-box>
        </draw:frame>
        <draw:frame draw:style-name="gr8" draw:layer="layout" svg:width="5.993cm" svg:height="0.963cm" svg:x="1.161cm" svg:y="14.58cm">
          <draw:text-box>
            <text:p>Protection buttons:</text:p>
          </draw:text-box>
        </draw:frame>
        <draw:g>
          <draw:rect draw:style-name="gr1" draw:text-style-name="P1" draw:layer="layout" svg:width="3cm" svg:height="3.5cm" svg:x="22.127cm" svg:y="16.089cm" draw:corner-radius="0.3cm">
            <text:p text:style-name="P1">Module:</text:p>
            <text:p text:style-name="P1">JDay</text:p>
          </draw:rect>
          <draw:custom-shape draw:style-name="gr2" draw:text-style-name="P2" draw:layer="layout" svg:width="2cm" svg:height="0.5cm" svg:x="25.181cm" svg:y="18.736cm">
            <text:p text:style-name="P1"><text:span text:style-name="T1">Block2</text:span></text:p>
            <draw:enhanced-geometry svg:viewBox="0 0 21600 21600" draw:mirror-horizontal="false" draw:mirror-vertical="fals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20.159cm" svg:y="18.155cm">
            <text:p text:style-name="P1"><text:span text:style-name="T1">Block1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20.159cm" svg:y="18.655cm">
            <text:p text:style-name="P1"><text:span text:style-name="T1">Block2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997cm" svg:height="0.5cm" svg:x="25.104cm" svg:y="17.062cm">
            <text:p text:style-name="P1"><text:span text:style-name="T1">Block2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071cm" svg:height="0.5cm" svg:x="20.055cm" svg:y="17.062cm">
            <text:p text:style-name="P1"><text:span text:style-name="T1">Block2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cm" svg:height="0.5cm" svg:x="25.154cm" svg:y="18.155cm">
            <text:p text:style-name="P1"><text:span text:style-name="T1">Block1</text:span></text:p>
            <draw:enhanced-geometry svg:viewBox="0 0 21600 21600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2.044cm" svg:height="0.5cm" svg:x="20.087cm" svg:y="16.535cm">
            <text:p text:style-name="P1"><text:span text:style-name="T1">Block1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2" draw:layer="layout" svg:width="1.971cm" svg:height="0.5cm" svg:x="25.13cm" svg:y="16.562cm">
            <text:p text:style-name="P1"><text:span text:style-name="T1">Block1</text:span></text:p>
            <draw:enhanced-geometry svg:viewBox="0 0 21600 21600" draw:mirror-horizontal="true" draw:text-areas="0 0 21600 21600" draw:type="chevron" draw:modifiers="19581.4092953523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custom-shape draw:style-name="gr2" draw:text-style-name="P2" draw:id="id13" draw:layer="layout" svg:width="2cm" svg:height="0.5cm" svg:x="3.029cm" svg:y="5.108cm">
          <text:p text:style-name="P1"><text:span text:style-name="T1">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12" draw:layer="layout" svg:width="2cm" svg:height="0.5cm" svg:x="3.029cm" svg:y="5.608cm">
          <text:p text:style-name="P1"><text:span text:style-name="T1">Un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9" draw:layer="layout" svg:width="2cm" svg:height="0.5cm" svg:x="3.029cm" svg:y="7.942cm">
          <text:p text:style-name="P1"><text:span text:style-name="T1">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14" draw:layer="layout" svg:width="2cm" svg:height="0.5cm" svg:x="3.029cm" svg:y="8.442cm">
          <text:p text:style-name="P1"><text:span text:style-name="T1">Un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10" draw:layer="layout" svg:width="2cm" svg:height="0.5cm" svg:x="3.029cm" svg:y="10.966cm">
          <text:p text:style-name="P1"><text:span text:style-name="T1">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id="id15" draw:layer="layout" svg:width="2cm" svg:height="0.5cm" svg:x="3.029cm" svg:y="11.466cm">
          <text:p text:style-name="P1"><text:span text:style-name="T1">Un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1cm" svg:y="18.256cm">
          <text:p text:style-name="P1"><text:span text:style-name="T1">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1cm" svg:y="18.756cm">
          <text:p text:style-name="P1"><text:span text:style-name="T1">Un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1cm" svg:y="15.853cm">
          <text:p text:style-name="P1"><text:span text:style-name="T1">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cm" svg:height="0.5cm" svg:x="1cm" svg:y="16.353cm">
          <text:p text:style-name="P1"><text:span text:style-name="T1">Unlock</text:span></text:p>
          <draw:enhanced-geometry svg:viewBox="0 0 21600 21600" draw:text-areas="0 0 21600 21600" draw:type="chevron" draw:modifiers="19581.4092953523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curve" draw:line-skew="4.034cm 0.599cm -1.151cm" svg:x1="7.111cm" svg:y1="18.509cm" svg:x2="3.029cm" svg:y2="8.692cm" draw:start-shape="id11" draw:start-glue-point="1" draw:end-shape="id14" draw:end-glue-point="3" svg:d="m7111 18509c6802 0 4535-4308-599-4308s-5959-5509-3483-5509">
          <text:p/>
        </draw:connector>
        <draw:connector draw:style-name="gr3" draw:text-style-name="P1" draw:layer="layout" draw:type="curve" draw:line-skew="3.98cm -0.832cm -0.487cm" svg:x1="7.111cm" svg:y1="18.509cm" svg:x2="3.029cm" svg:y2="11.716cm" draw:start-shape="id11" draw:start-glue-point="1" draw:end-shape="id15" draw:end-glue-point="3" svg:d="m7111 18509c6721 0 4481-4227-294-4227s-5268-2566-3788-2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20T00:23:59.31</meta:creation-date>
    <dc:date>2009-01-20T11:53:52.68</dc:date>
    <meta:editing-duration>PT01H33M16S</meta:editing-duration>
    <meta:editing-cycles>4</meta:editing-cycles>
    <meta:generator>OpenOffice.org/3.0$Win32 OpenOffice.org_project/300m9$Build-9358</meta:gener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